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3d4d" officeooo:paragraph-rsid="00123d4d"/>
    </style:style>
    <style:style style:name="P2" style:family="paragraph" style:parent-style-name="Standard">
      <style:text-properties fo:font-size="12pt" fo:font-weight="bold" officeooo:rsid="00123d4d" officeooo:paragraph-rsid="00123d4d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985f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2985f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officeooo:rsid="00143f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"/>« Notice d'utilisation de l'outil de recherche « Consultation Déploiement Fibre Optique»</text:p>
      <text:p text:style-name="P1"><text:tab/></text:p>
      <text:p text:style-name="P1"><text:s text:c="6"/>Cet outil à pour but de faire rapidement une recherche des adresses desservies par la fibre.</text:p>
      <text:p text:style-name="P1"/>
      <text:p text:style-name="P1"/>
      <text:p text:style-name="P1"><text:span text:style-name="T1">I- Mise à jour </text:span>:</text:p>
      <text:p text:style-name="P1"/>
      <text:p text:style-name="P1">Cet outil permet d'effectuer une mise à jour de la base de donnée. Les fichiers envoyés par SFR</text:p>
      <text:p text:style-name="P1">remplaceront la base de donnée actuelle. Pour se faire un lien « Mettre à jour la base de donnée »</text:p>
      <text:p text:style-name="P1">est intégré dans la barre de navigation.</text:p>
      <text:p text:style-name="P1">Il faudra au préalable s'assurer que les nouveaux fichiers reçus c'est à dire le fichier PM.dbf et</text:p>
      <text:p text:style-name="P1">PBO_-_Site_Verticauxt.dbf soient au format .csv pour que l'importation se fasse sans erreur lors du</text:p>
      <text:p text:style-name="P1">processus <text:span text:style-name="T2">d</text:span>e mise à jour.</text:p>
      <text:p text:style-name="P1">Le site de test utilise les chemins :</text:p>
      <text:p text:style-name="P1">/<text:span text:style-name="T2">www</text:span>/PM.csv et /<text:span text:style-name="T2">www</text:span>/PBO_-_Site_Verticauxt.csv</text:p>
      <text:p text:style-name="P1">Il faudra donc, dès réception des nouveaux fichiers remplacer ces fichiers en fonction des chemins citées ci-dessus. </text:p>
      <text:p text:style-name="P1"/>
      <text:p text:style-name="P1">Les informations pour envoyer des fichiers sur l’application sont listés ci dessous :</text:p>
      <text:p text:style-name="P1"/>
      <text:p text:style-name="P1">adresse : ftp-franz.alwaysdata.net <text:s/>identifiant :franz <text:s/>mot de passe : fibre</text:p>
      <text:p text:style-name="P1"/>
      <text:p text:style-name="P1"><text:span text:style-name="T7">II- La liste des PM</text:span> :</text:p>
      <text:p text:style-name="P1"/>
      <text:p text:style-name="P1">Un lien intitulé « Liste PM » est également présent dans la barre de navigation. Ce lien permet</text:p>
      <text:p text:style-name="P1">d'afficher sous forme de tableau la liste de tous les points de mutualisation de la Communauté</text:p>
      <text:p text:style-name="P1">d'Agglomération. Ce tableau permet de voir et de modifier leur statut. Deux menus déroulant</text:p>
      <text:p text:style-name="P1">permettant d'affiner la recherche et de réduire le nombre de PM affichés sont situés en haut à gauche</text:p>
      <text:p text:style-name="P1">du tableau.</text:p>
      <text:p text:style-name="P1"/>
      <text:p text:style-name="P1"><text:span text:style-name="T1">III- La recherche des adresses de particuliers par commune et par statut </text:span>:</text:p>
      <text:p text:style-name="P1"/>
      <text:p text:style-name="P1">Un lien intitulé « Recherche par commune <text:span text:style-name="T8">et par statut</text:span>» permet d'accéder à un formulaire où l'utilisateur aura</text:p>
      <text:p text:style-name="P1">le choix de choisir la commune et le statut associé pour afficher sous forme de liste toute les</text:p>
      <text:p text:style-name="P1">adresses des PBO selon ces précédents critères.</text:p>
      <text:p text:style-name="P1"/>
      <text:p text:style-name="P1"><text:span text:style-name="T1">IV- La recherche des statuts des PM par adresse</text:span> :</text:p>
      <text:p text:style-name="P1"/>
      <text:p text:style-name="P1">Le lien « Recherche par Adresse » permet d'accéder à un formulaire où l'utilisateur devra</text:p>
      <text:p text:style-name="P1">sélectionner une commune, la rue et le numéros de cette rue. Il sera redirigé vers une page ou le</text:p>
      <text:p text:style-name="P1">statut du PM associé à l'adresse qu'il aura rentré s'affichera.</text:p>
      <text:p text:style-name="P1"/>
      <text:p text:style-name="P1">- Note: pour une meilleur visibilité il est conseillé d'utiliser le navigateur chrome pour l’inst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6:20:31.349605581</meta:creation-date>
    <dc:date>2017-03-13T16:35:39.805595709</dc:date>
    <meta:editing-duration>PT4M5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364" meta:character-count="2159" meta:non-whitespace-character-count="1811"/>
  </office:meta>
</office:document-meta>
</file>